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1" fo:font-size="11pt" officeooo:rsid="0018ec89" officeooo:paragraph-rsid="0018ec89" style:font-size-asian="11pt" style:font-size-complex="11pt"/>
    </style:style>
    <style:style style:name="P2" style:family="paragraph" style:parent-style-name="Title">
      <style:text-properties style:font-name="Ubuntu1"/>
    </style:style>
    <style:style style:name="P3" style:family="paragraph" style:parent-style-name="Text_20_body">
      <style:text-properties style:font-name="Ubuntu1" fo:font-size="14pt" officeooo:rsid="00299f2f" officeooo:paragraph-rsid="00299f2f" style:font-size-asian="14pt" style:font-size-complex="14pt"/>
    </style:style>
    <style:style style:name="P4" style:family="paragraph" style:parent-style-name="Text_20_body">
      <style:text-properties style:font-name="Ubuntu1" fo:font-size="14pt" officeooo:rsid="0042eeb3" officeooo:paragraph-rsid="0042eeb3" style:font-size-asian="14pt" style:font-size-complex="14pt"/>
    </style:style>
    <style:style style:name="P5" style:family="paragraph" style:parent-style-name="Text_20_body">
      <style:text-properties style:font-name="Ubuntu1" fo:font-size="14pt" officeooo:rsid="00228e25" officeooo:paragraph-rsid="00228e25" style:font-size-asian="12.25pt" style:font-size-complex="14pt"/>
    </style:style>
    <style:style style:name="P6" style:family="paragraph" style:parent-style-name="Text_20_body">
      <style:text-properties style:font-name="Ubuntu1" officeooo:rsid="00228e25" officeooo:paragraph-rsid="00228e25"/>
    </style:style>
    <style:style style:name="P7" style:family="paragraph" style:parent-style-name="Text_20_body">
      <style:text-properties style:font-name="Ubuntu1" officeooo:rsid="002563e3" officeooo:paragraph-rsid="002563e3"/>
    </style:style>
    <style:style style:name="P8" style:family="paragraph" style:parent-style-name="Text_20_body">
      <style:text-properties fo:font-size="14pt" officeooo:rsid="002bdde8" officeooo:paragraph-rsid="002bdde8" style:font-size-asian="12.25pt" style:font-size-complex="14pt"/>
    </style:style>
    <style:style style:name="P9" style:family="paragraph" style:parent-style-name="Text_20_body">
      <style:text-properties fo:font-size="14pt" officeooo:rsid="002de5b0" officeooo:paragraph-rsid="002de5b0" style:font-size-asian="12.25pt" style:font-size-complex="14pt"/>
    </style:style>
    <style:style style:name="P10" style:family="paragraph" style:parent-style-name="Text_20_body">
      <style:text-properties fo:font-size="14pt" officeooo:rsid="00330605" officeooo:paragraph-rsid="00330605" style:font-size-asian="12.25pt" style:font-size-complex="14pt"/>
    </style:style>
    <style:style style:name="P11" style:family="paragraph" style:parent-style-name="Text_20_body">
      <style:text-properties fo:font-size="14pt" officeooo:rsid="002e2d6b" officeooo:paragraph-rsid="002e2d6b" style:font-size-asian="14pt" style:font-size-complex="14pt"/>
    </style:style>
    <style:style style:name="P12" style:family="paragraph" style:parent-style-name="Text_20_body">
      <style:text-properties fo:font-size="14pt" officeooo:paragraph-rsid="00361709" style:font-size-asian="14pt" style:font-size-complex="14pt"/>
    </style:style>
    <style:style style:name="P13" style:family="paragraph" style:parent-style-name="Normal">
      <style:text-properties style:font-name="Ubuntu" fo:font-size="14pt" fo:font-weight="normal" officeooo:rsid="001ccf8f" officeooo:paragraph-rsid="001ccf8f" style:font-weight-asian="normal" style:font-weight-complex="normal"/>
    </style:style>
    <style:style style:name="P14" style:family="paragraph" style:parent-style-name="Normal">
      <style:text-properties style:font-name="Ubuntu" fo:font-size="14pt" fo:font-style="normal" fo:font-weight="normal" officeooo:rsid="00214db9" officeooo:paragraph-rsid="001ccf8f" style:font-style-asian="normal" style:font-weight-asian="normal" style:font-style-complex="normal" style:font-weight-complex="normal"/>
    </style:style>
    <style:style style:name="P15" style:family="paragraph" style:parent-style-name="Normal">
      <style:text-properties officeooo:paragraph-rsid="0016a3b8"/>
    </style:style>
    <style:style style:name="P16" style:family="paragraph" style:parent-style-name="Normal">
      <style:text-properties officeooo:paragraph-rsid="001ccf8f"/>
    </style:style>
    <style:style style:name="P17" style:family="paragraph" style:parent-style-name="Text_20_body">
      <style:text-properties fo:font-size="14pt" officeooo:rsid="002de5b0" officeooo:paragraph-rsid="002de5b0" style:font-size-asian="12.25pt" style:font-size-complex="14pt"/>
    </style:style>
    <style:style style:name="P18" style:family="paragraph" style:parent-style-name="Text_20_body">
      <style:text-properties fo:font-size="14pt" officeooo:rsid="0047c339" officeooo:paragraph-rsid="0047c339" style:font-size-asian="12.25pt" style:font-size-complex="14pt"/>
    </style:style>
    <style:style style:name="P19" style:family="paragraph" style:parent-style-name="Text_20_body">
      <style:text-properties fo:font-size="14pt" officeooo:rsid="004a317b" officeooo:paragraph-rsid="004a317b" style:font-size-asian="12.25pt" style:font-size-complex="14pt"/>
    </style:style>
    <style:style style:name="P20" style:family="paragraph" style:parent-style-name="Text_20_body">
      <style:text-properties fo:font-size="14pt" officeooo:rsid="0054e423" officeooo:paragraph-rsid="0054e423" style:font-size-asian="14pt" style:font-size-complex="14pt"/>
    </style:style>
    <style:style style:name="P21" style:family="paragraph" style:parent-style-name="Text_20_body">
      <style:text-properties fo:font-size="14pt" officeooo:rsid="002e602e" officeooo:paragraph-rsid="002e602e" style:font-size-asian="14pt" style:font-size-complex="14pt"/>
    </style:style>
    <style:style style:name="P22" style:family="paragraph" style:parent-style-name="Text_20_body">
      <style:text-properties officeooo:paragraph-rsid="002563e3"/>
    </style:style>
    <style:style style:name="P23" style:family="paragraph" style:parent-style-name="Heading_20_1">
      <style:text-properties style:font-name="Ubuntu1" officeooo:rsid="00228e25" officeooo:paragraph-rsid="00228e25"/>
    </style:style>
    <style:style style:name="P24" style:family="paragraph" style:parent-style-name="Heading_20_1">
      <style:text-properties style:font-name="Ubuntu1" officeooo:rsid="00265687" officeooo:paragraph-rsid="00265687"/>
    </style:style>
    <style:style style:name="P25" style:family="paragraph" style:parent-style-name="Heading_20_1">
      <style:text-properties style:font-name="Ubuntu1" officeooo:rsid="002563e3" officeooo:paragraph-rsid="002563e3"/>
    </style:style>
    <style:style style:name="P26" style:family="paragraph" style:parent-style-name="Heading_20_1">
      <style:text-properties officeooo:rsid="002563e3" officeooo:paragraph-rsid="002563e3"/>
    </style:style>
    <style:style style:name="T1" style:family="text">
      <style:text-properties style:font-name="Ubuntu" fo:font-size="14pt" fo:font-weight="normal" officeooo:rsid="001ccf8f" style:font-weight-asian="normal" style:font-weight-complex="normal"/>
    </style:style>
    <style:style style:name="T2" style:family="text">
      <style:text-properties style:font-name="Ubuntu" fo:font-size="14pt" fo:font-style="italic" fo:font-weight="normal" officeooo:rsid="002bdde8" style:font-style-asian="italic" style:font-weight-asian="normal" style:font-style-complex="italic" style:font-weight-complex="normal"/>
    </style:style>
    <style:style style:name="T3" style:family="text">
      <style:text-properties style:font-name="Ubuntu" fo:font-size="14pt" fo:font-style="normal" fo:font-weight="normal" officeooo:rsid="001ccf8f" style:font-style-asian="normal" style:font-weight-asian="normal" style:font-style-complex="normal" style:font-weight-complex="normal"/>
    </style:style>
    <style:style style:name="T4" style:family="text">
      <style:text-properties style:font-name="Ubuntu" fo:font-size="14pt" fo:font-style="normal" fo:font-weight="normal" officeooo:rsid="001ee66a" style:font-style-asian="normal" style:font-weight-asian="normal" style:font-style-complex="normal" style:font-weight-complex="normal"/>
    </style:style>
    <style:style style:name="T5" style:family="text">
      <style:text-properties style:font-name="Ubuntu" fo:font-size="14pt" fo:font-style="normal" fo:font-weight="normal" officeooo:rsid="00205563" style:font-style-asian="normal" style:font-weight-asian="normal" style:font-style-complex="normal" style:font-weight-complex="normal"/>
    </style:style>
    <style:style style:name="T6" style:family="text">
      <style:text-properties style:font-name="Ubuntu" fo:font-size="14pt" fo:font-style="normal" fo:font-weight="normal" officeooo:rsid="001e0d40" style:font-style-asian="normal" style:font-weight-asian="normal" style:font-style-complex="normal" style:font-weight-complex="normal"/>
    </style:style>
    <style:style style:name="T7" style:family="text">
      <style:text-properties style:font-name="Ubuntu" fo:font-size="14pt" fo:font-style="normal" fo:font-weight="normal" officeooo:rsid="003c2ecd" style:font-style-asian="normal" style:font-weight-asian="normal" style:font-style-complex="normal" style:font-weight-complex="normal"/>
    </style:style>
    <style:style style:name="T8" style:family="text">
      <style:text-properties style:font-name="Ubuntu" fo:font-size="14pt" fo:font-style="normal" fo:font-weight="normal" officeooo:rsid="003cdb39" style:font-style-asian="normal" style:font-weight-asian="normal" style:font-style-complex="normal" style:font-weight-complex="normal"/>
    </style:style>
    <style:style style:name="T9" style:family="text">
      <style:text-properties officeooo:rsid="00228e25"/>
    </style:style>
    <style:style style:name="T10" style:family="text">
      <style:text-properties style:font-name="Ubuntu1"/>
    </style:style>
    <style:style style:name="T11" style:family="text">
      <style:text-properties style:font-name="Ubuntu1" officeooo:rsid="00228e25"/>
    </style:style>
    <style:style style:name="T12" style:family="text">
      <style:text-properties style:font-name="Ubuntu1" officeooo:rsid="002563e3"/>
    </style:style>
    <style:style style:name="T13" style:family="text">
      <style:text-properties style:font-name="Ubuntu1" officeooo:rsid="002d41c0"/>
    </style:style>
    <style:style style:name="T14" style:family="text">
      <style:text-properties style:font-name="Ubuntu1" fo:font-style="italic" style:font-style-asian="italic" style:font-style-complex="italic"/>
    </style:style>
    <style:style style:name="T15" style:family="text">
      <style:text-properties style:font-name="Ubuntu1" fo:font-style="italic" officeooo:rsid="002d41c0" style:font-style-asian="italic" style:font-style-complex="italic"/>
    </style:style>
    <style:style style:name="T16" style:family="text">
      <style:text-properties style:font-name="Ubuntu1" fo:font-style="italic" officeooo:rsid="00361709" style:font-style-asian="italic" style:font-style-complex="italic"/>
    </style:style>
    <style:style style:name="T17" style:family="text">
      <style:text-properties style:font-name="Ubuntu1" fo:font-style="normal" style:font-style-asian="normal" style:font-style-complex="normal"/>
    </style:style>
    <style:style style:name="T18" style:family="text">
      <style:text-properties style:font-name="Ubuntu1" fo:font-style="normal" officeooo:rsid="002d41c0" style:font-style-asian="normal" style:font-style-complex="normal"/>
    </style:style>
    <style:style style:name="T19" style:family="text">
      <style:text-properties style:font-name="Ubuntu1" fo:font-style="normal" officeooo:rsid="002eaae1" style:font-style-asian="normal" style:font-style-complex="normal"/>
    </style:style>
    <style:style style:name="T20" style:family="text">
      <style:text-properties style:font-name="Ubuntu1" fo:font-style="normal" officeooo:rsid="002fc60e" style:font-style-asian="normal" style:font-style-complex="normal"/>
    </style:style>
    <style:style style:name="T21" style:family="text">
      <style:text-properties style:font-name="Ubuntu1" fo:font-style="normal" officeooo:rsid="0031a6c4" style:font-style-asian="normal" style:font-style-complex="normal"/>
    </style:style>
    <style:style style:name="T22" style:family="text">
      <style:text-properties style:font-name="Ubuntu1" fo:font-style="normal" officeooo:rsid="003381ae" style:font-style-asian="normal" style:font-style-complex="normal"/>
    </style:style>
    <style:style style:name="T23" style:family="text">
      <style:text-properties style:font-name="Ubuntu1" fo:font-style="normal" officeooo:rsid="0034438b" style:font-style-asian="normal" style:font-style-complex="normal"/>
    </style:style>
    <style:style style:name="T24" style:family="text">
      <style:text-properties style:font-name="Ubuntu1" fo:font-style="normal" officeooo:rsid="00361709" style:font-style-asian="normal" style:font-style-complex="normal"/>
    </style:style>
    <style:style style:name="T25" style:family="text">
      <style:text-properties style:font-name="Ubuntu1" fo:font-style="normal" officeooo:rsid="00370af1" style:font-style-asian="normal" style:font-style-complex="normal"/>
    </style:style>
    <style:style style:name="T26" style:family="text">
      <style:text-properties style:font-name="Ubuntu1" fo:font-style="normal" officeooo:rsid="003876c9" style:font-style-asian="normal" style:font-style-complex="normal"/>
    </style:style>
    <style:style style:name="T27" style:family="text">
      <style:text-properties style:font-name="Ubuntu1" fo:font-style="normal" officeooo:rsid="003f1859" style:font-style-asian="normal" style:font-style-complex="normal"/>
    </style:style>
    <style:style style:name="T28" style:family="text">
      <style:text-properties style:font-name="Ubuntu1" fo:font-style="normal" officeooo:rsid="00489292" style:font-style-asian="normal" style:font-style-complex="normal"/>
    </style:style>
    <style:style style:name="T29" style:family="text">
      <style:text-properties style:font-name="Ubuntu1" fo:font-style="normal" officeooo:rsid="004b238b" style:font-style-asian="normal" style:font-style-complex="normal"/>
    </style:style>
    <style:style style:name="T30" style:family="text">
      <style:text-properties style:font-name="Ubuntu1" fo:font-style="normal" officeooo:rsid="004ff24d" style:font-style-asian="normal" style:font-style-complex="normal"/>
    </style:style>
    <style:style style:name="T31" style:family="text">
      <style:text-properties style:font-name="Ubuntu1" fo:font-style="normal" officeooo:rsid="00508622" style:font-style-asian="normal" style:font-style-complex="normal"/>
    </style:style>
    <style:style style:name="T32" style:family="text">
      <style:text-properties style:font-name="Ubuntu1" fo:font-style="normal" officeooo:rsid="005195b8" style:font-style-asian="normal" style:font-style-complex="normal"/>
    </style:style>
    <style:style style:name="T33" style:family="text">
      <style:text-properties style:font-name="Ubuntu1" fo:font-style="normal" officeooo:rsid="00520327" style:font-style-asian="normal" style:font-style-complex="normal"/>
    </style:style>
    <style:style style:name="T34" style:family="text">
      <style:text-properties style:font-name="Ubuntu1" fo:font-style="normal" officeooo:rsid="00539864" style:font-style-asian="normal" style:font-style-complex="normal"/>
    </style:style>
    <style:style style:name="T35" style:family="text">
      <style:text-properties style:font-name="Ubuntu1" fo:font-style="normal" officeooo:rsid="00560112" style:font-style-asian="normal" style:font-style-complex="normal"/>
    </style:style>
    <style:style style:name="T36" style:family="text">
      <style:text-properties style:font-name="Ubuntu1" fo:font-style="normal" officeooo:rsid="005c07db" style:font-style-asian="normal" style:font-style-complex="normal"/>
    </style:style>
    <style:style style:name="T37" style:family="text">
      <style:text-properties style:font-name="Ubuntu1" fo:font-style="normal" officeooo:rsid="005daf16" style:font-style-asian="normal" style:font-style-complex="normal"/>
    </style:style>
    <style:style style:name="T38" style:family="text">
      <style:text-properties style:font-name="Ubuntu1" fo:font-style="normal" officeooo:rsid="005e93d4" style:font-style-asian="normal" style:font-style-complex="normal"/>
    </style:style>
    <style:style style:name="T39" style:family="text">
      <style:text-properties style:font-name="Ubuntu1" officeooo:rsid="002e602e"/>
    </style:style>
    <style:style style:name="T40" style:family="text">
      <style:text-properties style:font-name="Ubuntu1" officeooo:rsid="00361709"/>
    </style:style>
    <style:style style:name="T41" style:family="text">
      <style:text-properties style:font-name="Ubuntu1" officeooo:rsid="003fe9d5"/>
    </style:style>
    <style:style style:name="T42" style:family="text">
      <style:text-properties style:font-name="Ubuntu1" officeooo:rsid="0041671c"/>
    </style:style>
    <style:style style:name="T43" style:family="text">
      <style:text-properties style:font-name="Ubuntu1" officeooo:rsid="0042eeb3"/>
    </style:style>
    <style:style style:name="T44" style:family="text">
      <style:text-properties style:font-name="Ubuntu1" fo:font-size="14pt" officeooo:rsid="0054e423" style:font-size-asian="14pt" style:font-size-complex="14pt"/>
    </style:style>
    <style:style style:name="T45" style:family="text">
      <style:text-properties officeooo:rsid="002e2d6b"/>
    </style:style>
    <style:style style:name="T46" style:family="text">
      <style:text-properties officeooo:rsid="00452b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<text:span text:style-name="T9">OPOSTA I APROVACIÓ DEL PROJECTE</text:span></text:p>
      <text:p text:style-name="P15"/>
      <text:p text:style-name="P15"/>
      <text:h text:style-name="P23" text:outline-level="1">TÍTOL I DESCRIPCIÓ GENERAL DEL PROJECTE</text:h>
      <text:p text:style-name="P6"/>
      <text:p text:style-name="P12"><text:span text:style-name="T11">E</text:span><text:span text:style-name="T40">l projecte es denominarà </text:span><text:span text:style-name="T16">pamboliada</text:span><text:span text:style-name="T24">. A partir d’una pàgina web, es donarà prestigi al plat tradicional del </text:span><text:span text:style-name="T16">pa amb oli</text:span><text:span text:style-name="T24">, ja siguin promocionant productes i restaurants que n’ofereixin </text:span><text:span text:style-name="T25">o donar a conèixer a persones que encara no hagin provat aquest plat i/o no sàpiguen a quin lloc concret anar-hi </text:span><text:span text:style-name="T26">per menjar-ne’n un</text:span><text:span text:style-name="T25">.</text:span></text:p>
      <text:h text:style-name="P24" text:outline-level="1">PARTICIPANTS</text:h>
      <text:p text:style-name="P6"/>
      <text:p text:style-name="P3">En <text:span text:style-name="T45">l’elaboració i </text:span>desenvolupament del projecte, l’empresa no figura com a entitat col·laboradora. Per tant, l’únic participant serà l’alumne Antoni Aloy Torrens.</text:p>
      <text:h text:style-name="P23" text:outline-level="1">OBJECTIUS</text:h>
      <text:p text:style-name="P13"/>
      <text:p text:style-name="P16"><text:span text:style-name="T1">L’objectiu principal en el projecte final d’FCT és </text:span><text:span text:style-name="T3">trobar, a partir d’una àrea determinada (la ciutat o poble que </text:span><text:span text:style-name="T4">s’especifiqui</text:span><text:span text:style-name="T3">) o a partir de la localització actual </text:span><text:span text:style-name="T5">del dispositiu</text:span><text:span text:style-name="T3">, </text:span><text:span text:style-name="T6">els restaurants i bars que serveixi</text:span><text:span text:style-name="T7">n</text:span><text:span text:style-name="T6"> </text:span><text:span text:style-name="T2">pa amb oli</text:span><text:span text:style-name="T6"> </text:span><text:span text:style-name="T8">i permetre els clients valorar el servei i el tipus i proposar nous llocs o recomanacions.</text:span></text:p>
      <text:p text:style-name="P14"/>
      <text:h text:style-name="P23" text:outline-level="1">JUSTIFICACIÓ</text:h>
      <text:p text:style-name="P5"/>
      <text:p text:style-name="P10"><text:span text:style-name="T11">L’</text:span><text:span text:style-name="T10">única informació de restaurants i </text:span><text:span text:style-name="T14">pa amb olis</text:span><text:span text:style-name="T17"> en general només la trobam a fòrums i blogs personals bastant desactualitzats. Per a això, el que pretén aquest projecte és donar a conèixer </text:span><text:span text:style-name="T23">més a fons </text:span><text:span text:style-name="T17">el </text:span><text:span text:style-name="T23">tradicional</text:span><text:span text:style-name="T17"> </text:span><text:span text:style-name="T14">pa amb oli</text:span><text:span text:style-name="T17"> i promocionar els productes i restaurants que el serveixen </text:span><text:span text:style-name="T27">actualment </text:span><text:span text:style-name="T17"><text:s/></text:span><text:span text:style-name="T22">i amb </text:span><text:soft-page-break/><text:span text:style-name="T22">actualitzacions periòdiques de contingut </text:span><text:span text:style-name="T27">mitjançant la col·laboració entre els usuaris.</text:span></text:p>
      <text:h text:style-name="P25" text:outline-level="1">ASPECTES PRINCIPALS QUE ES PRETENEN ABORDAR</text:h>
      <text:p text:style-name="P7"/>
      <text:p text:style-name="P8"><text:span text:style-name="T12">E</text:span><text:span text:style-name="T10">n primer lloc, el principal aspecte que es pretén abordar és el mateix que s’ha dit a l’objectiu, com a fonament i funcionalitat bàsica de la pàgina web: a partir d’una localització, trobar llocs on serveixi</text:span><text:span text:style-name="T13">n </text:span><text:span text:style-name="T15">pa amb oli</text:span><text:span text:style-name="T18">.</text:span></text:p>
      <text:p text:style-name="P9"><text:span text:style-name="T17">A continuació, els restaurants que es puguin trobar a partir de la web podran reservar </text:span><text:span text:style-name="T19">taula</text:span><text:span text:style-name="T17"> (si escau).</text:span></text:p>
      <text:p text:style-name="P9"><text:span text:style-name="T17">A més, es promocionaran tot tipus d’esdeveniments </text:span><text:span text:style-name="T20">i productes </text:span><text:span text:style-name="T17">relacionats amb el </text:span><text:span text:style-name="T14">pa amb oli</text:span><text:span text:style-name="T17"> a partir d’un fòrum de notícies, ja sigui la ruta de pa amb oli, com anar-hi, e</text:span><text:span text:style-name="T21">ntre altres.</text:span></text:p>
      <text:p text:style-name="P18"><text:span text:style-name="T21">E</text:span><text:span text:style-name="T17">n </text:span><text:span text:style-name="T34">quant a </text:span><text:span text:style-name="T17">afegir les dades al sistema, només els clients registrats podran suggerir un canvi, una addició d’un nou restaurant </text:span><text:span text:style-name="T35">o bé publicar notícies (en cas de voler promocionar el seu negoci i a canvi d’un petit cost) </text:span><text:span text:style-name="T28">enviant un correu electrònic als desenvolupadors/</text:span><text:span text:style-name="T31">es</text:span><text:span text:style-name="T28"> del projecte</text:span><text:span text:style-name="T17">; no obstant, per cercar rutes o restaurants no és necessari identificar-se ni registrar-se.</text:span></text:p>
      <text:p text:style-name="P19"><text:span text:style-name="T17">D’altra banda, no es disposa d’un sistema de sincronització de reserves amb el restaurant; </text:span><text:span text:style-name="T29">en tot cas a l’hora de reservar taula s’enviar</text:span><text:span text:style-name="T37">à</text:span><text:span text:style-name="T29"> un correu electrònic (si figura en el contacte, en cas contrari no es podrà fer) al restaurant i s’efectuar</text:span><text:span text:style-name="T38">à</text:span><text:span text:style-name="T29"> la reserva.</text:span></text:p>
      <text:h text:style-name="P26" text:outline-level="1"><text:span text:style-name="T10">MEDIS QUE S’UTILITZARAN</text:span></text:h>
      <text:p text:style-name="P22"><text:span text:style-name="T44"/></text:p>
      <text:p text:style-name="P11"><text:span text:style-name="T12">P</text:span><text:span text:style-name="T10">er </text:span><text:span text:style-name="T39">el Desenvolupament Web a l’Entorn Servidor </text:span><text:span text:style-name="T41">(backoffice)</text:span><text:span text:style-name="T39">, s’utilitzarà el framework de Python, Django </text:span><text:span text:style-name="T42">fent servir Postgres com a base de dades i Redis com a sistema de memòria cau.</text:span></text:p>
      <text:p text:style-name="P21"><text:span text:style-name="T10">Per el Desenvolupament Web a l’Entorn Client </text:span><text:span text:style-name="T41">(frontal)</text:span><text:span text:style-name="T10">, s’utilitzarà el framework de JavaScript, Vuejs, </text:span><text:span text:style-name="T43">junt amb el framework de CSS anomenat Bootstrap.</text:span></text:p>
      <text:p text:style-name="P20"><text:span text:style-name="T43">Per realitzar </text:span><text:span text:style-name="T10">la maqueta de la pàgina web (o </text:span><text:span text:style-name="T14">Mockup</text:span><text:span text:style-name="T10">) s’emprarà l’eina de diagrames </text:span><text:span text:style-name="T14">draw.io</text:span><text:span text:style-name="T17">.</text:span></text:p>
      <text:p text:style-name="P4"><text:soft-page-break/>L’aplicació serà responsiva adaptant-se a tot tipus de dispos<text:span text:style-name="T46">i</text:span>ti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family="'Times New Roman'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1" fo:font-size="11pt" officeooo:rsid="0018ec89" officeooo:paragraph-rsid="0018ec89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 Aloy Torrens – Cicle Formatiu de Grau Superior, Desenvolup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3:25:58.867787746</meta:creation-date>
    <dc:date>2020-03-31T18:29:44.199741469</dc:date>
    <meta:editing-duration>P6DT6H12M18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3" meta:paragraph-count="21" meta:word-count="494" meta:character-count="3081" meta:non-whitespace-character-count="2606"/>
  </office:meta>
</office:document-meta>
</file>